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0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1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繰越分</text:p>
          </table:table-cell>
          <table:table-cell table:style-name="ce4" office:value-type="currency" office:currency="JPY" office:value="41835">
            <text:p>￥41,835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月分集金</text:p>
          </table:table-cell>
          <table:table-cell table:style-name="ce4" office:value-type="currency" office:currency="JPY" office:value="8000">
            <text:p>￥8,000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1月分予算(予定)</text:p>
          </table:table-cell>
          <table:table-cell table:style-name="ce5" table:formula="of:=[.B2]+[.B3]" office:value-type="float" office:value="49835">
            <text:p>￥49,835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  <table:table-cell/>
          <table:table-cell table:style-name="ce10" office:value-type="currency" office:currency="JPY" office:value="10000">
            <text:p>￥10,00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date" office:date-value="2014-01-06">
            <text:p>1月6日</text:p>
          </table:table-cell>
          <table:table-cell table:style-name="ce2" office:value-type="string">
            <text:p>各種オレ×3、おーいお茶、ゴミ袋×3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1778">
            <text:p>￥1,778</text:p>
          </table:table-cell>
          <table:table-cell table:style-name="ce9" table:formula="of:=[.B4]+[.D7]-[.E7]" office:value-type="currency" office:currency="JPY" office:value="48057">
            <text:p>￥48,057</text:p>
          </table:table-cell>
          <table:table-cell/>
          <table:table-cell table:style-name="ce11" office:value-type="currency" office:currency="JPY" office:value="5000">
            <text:p>￥5,00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date" office:date-value="2014-01-10">
            <text:p>1月10日</text:p>
          </table:table-cell>
          <table:table-cell table:style-name="ce2" office:value-type="string">
            <text:p>紅茶オレ×2:198×2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396">
            <text:p>￥396</text:p>
          </table:table-cell>
          <table:table-cell table:style-name="ce9" table:formula="of:=[.F7]-[.E8]+[.D8]" office:value-type="currency" office:currency="JPY" office:value="47661">
            <text:p>￥47,661</text:p>
          </table:table-cell>
          <table:table-cell/>
          <table:table-cell table:style-name="ce11" office:value-type="currency" office:currency="JPY" office:value="1000">
            <text:p>￥1,000</text:p>
          </table:table-cell>
          <table:table-cell table:style-name="ce5" office:value-type="float" office:value="24">
            <text:p>24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date" office:date-value="2014-01-15">
            <text:p>1月15日</text:p>
          </table:table-cell>
          <table:table-cell table:style-name="ce2" office:value-type="string">
            <text:p>モカブレンド:480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480">
            <text:p>￥480</text:p>
          </table:table-cell>
          <table:table-cell table:style-name="ce9" table:formula="of:=[.F8]-[.E9]+[.D9]" office:value-type="currency" office:currency="JPY" office:value="47181">
            <text:p>￥47,181</text:p>
          </table:table-cell>
          <table:table-cell/>
          <table:table-cell table:style-name="ce11" office:value-type="currency" office:currency="JPY" office:value="500">
            <text:p>￥500</text:p>
          </table:table-cell>
          <table:table-cell table:style-name="ce5" office:value-type="float" office:value="14">
            <text:p>14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date" office:date-value="2014-01-21">
            <text:p>1月21日</text:p>
          </table:table-cell>
          <table:table-cell table:style-name="ce2" office:value-type="string">
            <text:p>みそ汁:198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198">
            <text:p>￥198</text:p>
          </table:table-cell>
          <table:table-cell table:style-name="ce9" table:formula="of:=[.F9]-[.E10]+[.D10]" office:value-type="currency" office:currency="JPY" office:value="46983">
            <text:p>￥46,983</text:p>
          </table:table-cell>
          <table:table-cell/>
          <table:table-cell table:style-name="ce11" office:value-type="currency" office:currency="JPY" office:value="100">
            <text:p>￥100</text:p>
          </table:table-cell>
          <table:table-cell table:style-name="ce5" office:value-type="float" office:value="10">
            <text:p>1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date" office:date-value="2014-01-22">
            <text:p>1月22日</text:p>
          </table:table-cell>
          <table:table-cell table:style-name="ce2" office:value-type="string">
            <text:p>おーいお茶、ココアオレ、紅茶オレ、カフェオレ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1394">
            <text:p>￥1,394</text:p>
          </table:table-cell>
          <table:table-cell table:style-name="ce9" table:formula="of:=[.F10]-[.E11]+[.D11]" office:value-type="currency" office:currency="JPY" office:value="45589">
            <text:p>￥45,589</text:p>
          </table:table-cell>
          <table:table-cell/>
          <table:table-cell table:style-name="ce11" office:value-type="currency" office:currency="JPY" office:value="50">
            <text:p>￥5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/>
          <table:table-cell table:style-name="ce2"/>
          <table:table-cell table:style-name="ce4" office:value-type="currency" office:currency="JPY" office:value="0">
            <text:p>￥0</text:p>
          </table:table-cell>
          <table:table-cell table:style-name="ce4"/>
          <table:table-cell table:style-name="ce9" table:formula="of:=[.F11]-[.E12]+[.D12]" office:value-type="currency" office:currency="JPY" office:value="45589">
            <text:p>￥45,589</text:p>
          </table:table-cell>
          <table:table-cell/>
          <table:table-cell table:style-name="ce11" office:value-type="currency" office:currency="JPY" office:value="10">
            <text:p>￥10</text:p>
          </table:table-cell>
          <table:table-cell table:style-name="ce5" office:value-type="float" office:value="10">
            <text:p>10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/>
          <table:table-cell table:style-name="ce2"/>
          <table:table-cell table:style-name="ce4" office:value-type="currency" office:currency="JPY" office:value="0">
            <text:p>￥0</text:p>
          </table:table-cell>
          <table:table-cell table:style-name="ce4"/>
          <table:table-cell table:style-name="ce9" table:formula="of:=[.F12]-[.E13]+[.D13]" office:value-type="currency" office:currency="JPY" office:value="45589">
            <text:p>￥45,589</text:p>
          </table:table-cell>
          <table:table-cell/>
          <table:table-cell table:style-name="ce11" office:value-type="currency" office:currency="JPY" office:value="5">
            <text:p>￥5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/>
          <table:table-cell table:style-name="ce2"/>
          <table:table-cell table:style-name="ce4" office:value-type="currency" office:currency="JPY" office:value="0">
            <text:p>￥0</text:p>
          </table:table-cell>
          <table:table-cell table:style-name="ce4"/>
          <table:table-cell table:style-name="ce9" table:formula="of:=[.F13]-[.E14]+[.D14]" office:value-type="currency" office:currency="JPY" office:value="45589">
            <text:p>￥45,589</text:p>
          </table:table-cell>
          <table:table-cell/>
          <table:table-cell table:style-name="ce11" office:value-type="currency" office:currency="JPY" office:value="1">
            <text:p>￥1</text:p>
          </table:table-cell>
          <table:table-cell table:style-name="ce5" office:value-type="float" office:value="11">
            <text:p>11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/>
          <table:table-cell table:style-name="ce2"/>
          <table:table-cell table:style-name="ce4" office:value-type="currency" office:currency="JPY" office:value="0">
            <text:p>￥0</text:p>
          </table:table-cell>
          <table:table-cell table:style-name="ce4"/>
          <table:table-cell table:style-name="ce9" table:formula="of:=[.F14]-[.E15]+[.D15]" office:value-type="currency" office:currency="JPY" office:value="45589">
            <text:p>￥45,589</text:p>
          </table:table-cell>
          <table:table-cell/>
          <table:table-cell table:style-name="ce12" office:value-type="string">
            <text:p>合計金額</text:p>
          </table:table-cell>
          <table:table-cell table:style-name="ce5" table:formula="of:=[.H6]*[.I6]+[.H7]*[.I7]+[.H8]*[.I8]+[.H9]*[.I9]+[.H10]*[.I10]+[.H11]*[.I11]+[.H12]*[.I12]+[.H13]*[.I13]+[.H14]*[.I14]" office:value-type="float" office:value="47181">
            <text:p>￥47,181</text:p>
          </table:table-cell>
        </table:table-row>
        <table:table-row table:style-name="ro2" table:number-rows-repeated="10">
          <table:table-cell table:style-name="ce3" table:number-columns-repeated="3"/>
          <table:table-cell table:style-name="ce7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7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7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7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8"/>
          <table:table-cell/>
          <table:table-cell table:style-name="ce8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00/00/00</text:date>, <text:time style:data-style-name="N2" text:time-value="0000-00-00T16:48:2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4-03-13T16:56:00</dc:date>
    <dc:creator>suganuma </dc:creator>
    <meta:editing-duration>PT6H52M19S</meta:editing-duration>
    <meta:editing-cycles>107</meta:editing-cycles>
    <meta:generator>LibreOffice/4.0.2.2$Linux_X86_64 LibreOffice_project/400m0$Build-2</meta:generator>
    <meta:document-statistic meta:table-count="3" meta:cell-count="81" meta:object-count="0"/>
  </office:meta>
</office:document-meta>
</file>